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Exo" svg:font-family="Exo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xo" fo:font-size="28pt" style:font-size-asian="28pt" style:font-size-complex="28pt"/>
    </style:style>
    <style:style style:name="P2" style:family="paragraph" style:parent-style-name="Standard">
      <style:text-properties style:font-name="Exo" fo:font-size="26pt" style:font-size-asian="26pt" style:font-size-complex="26pt"/>
    </style:style>
    <style:style style:name="P3" style:family="paragraph" style:parent-style-name="Standard">
      <style:text-properties style:font-name="Exo"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2.884cm"/>
        </style:tab-stops>
      </style:paragraph-properties>
    </style:style>
    <style:style style:name="P5" style:family="paragraph" style:parent-style-name="Standard">
      <style:text-properties style:font-name="Courier New1" officeooo:rsid="002b8b73" officeooo:paragraph-rsid="002b8b73"/>
    </style:style>
    <style:style style:name="P6" style:family="paragraph" style:parent-style-name="Standard">
      <style:text-properties style:font-name="Calibri light" fo:font-size="11pt" officeooo:paragraph-rsid="001b59db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00%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985cm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985cm"/>
        </style:tab-stops>
      </style:paragraph-properties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" style:font-size-asian="10pt" style:language-asian="fr" style:country-asian="FR" style:font-name-complex="Courier New2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font-size="14pt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background-color="transparent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985cm"/>
        </style:tab-stops>
        <style:background-image/>
      </style:paragraph-properties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b050" style:font-name="Exo" fo:font-size="14pt" style:font-name-asian="Times New Roman" style:font-size-asian="14pt" style:language-asian="fr" style:country-asian="FR" style:font-name-complex="Courier New2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Exo" fo:font-size="28pt" style:font-size-asian="28pt" style:font-size-complex="28pt"/>
    </style:style>
    <style:style style:name="P16" style:family="paragraph" style:parent-style-name="Heading_20_1">
      <style:text-properties officeooo:paragraph-rsid="001b59db"/>
    </style:style>
    <style:style style:name="P17" style:family="paragraph" style:parent-style-name="Heading_20_1">
      <style:text-properties officeooo:rsid="0029c2c3" officeooo:paragraph-rsid="0029c2c3"/>
    </style:style>
    <style:style style:name="P18" style:family="paragraph" style:parent-style-name="Subtitle">
      <style:paragraph-properties fo:text-align="start" style:justify-single-word="false" fo:background-color="#00b0f0">
        <style:background-image/>
      </style:paragraph-properties>
    </style:style>
    <style:style style:name="P19" style:family="paragraph" style:parent-style-name="Subtitle">
      <style:paragraph-properties fo:text-align="justify" style:justify-single-word="false" fo:background-color="#00b0f0">
        <style:background-image/>
      </style:paragraph-properties>
    </style:style>
    <style:style style:name="P20" style:family="paragraph" style:parent-style-name="Subtitle">
      <style:paragraph-properties fo:text-align="start" style:justify-single-word="false" fo:background-color="transparent">
        <style:background-image/>
      </style:paragraph-properties>
      <style:text-properties officeooo:paragraph-rsid="001a2860"/>
    </style:style>
    <style:style style:name="P21" style:family="paragraph" style:parent-style-name="HTML_20_Preformatted">
      <style:paragraph-properties>
        <style:tab-stops>
          <style:tab-stop style:position="1.249cm"/>
          <style:tab-stop style:position="2.498cm"/>
          <style:tab-stop style:position="3.747cm"/>
        </style:tab-stops>
      </style:paragraph-properties>
    </style:style>
    <style:style style:name="P22" style:family="paragraph" style:parent-style-name="HTML_20_Preformatted">
      <style:text-properties style:font-name="Calibri Light" fo:font-size="11pt" style:font-size-asian="11pt" style:font-size-complex="11pt"/>
    </style:style>
    <style:style style:name="P23" style:family="paragraph" style:parent-style-name="HTML_20_Preformatted">
      <style:text-properties fo:language="en" fo:country="US"/>
    </style:style>
    <style:style style:name="P24" style:family="paragraph" style:parent-style-name="HTML_20_Preformatted">
      <style:text-properties officeooo:rsid="001b02b2" officeooo:paragraph-rsid="001b02b2"/>
    </style:style>
    <style:style style:name="P25" style:family="paragraph" style:parent-style-name="HTML_20_Preformatted">
      <style:text-properties officeooo:rsid="001b02b2" officeooo:paragraph-rsid="0021f481"/>
    </style:style>
    <style:style style:name="P26" style:family="paragraph" style:parent-style-name="HTML_20_Preformatted">
      <style:text-properties style:font-name="Calibri light" fo:font-size="11pt" style:font-size-asian="11pt" style:font-size-complex="11pt"/>
    </style:style>
    <style:style style:name="P27" style:family="paragraph" style:parent-style-name="HTML_20_Preformatted">
      <style:text-properties style:font-name="Calibri light" fo:font-size="11pt" officeooo:rsid="001b02b2" officeooo:paragraph-rsid="001b02b2" style:font-size-asian="11pt" style:font-size-complex="11pt"/>
    </style:style>
    <style:style style:name="P28" style:family="paragraph" style:parent-style-name="HTML_20_Preformatted">
      <style:text-properties style:font-name="Calibri light" fo:font-size="11pt" officeooo:rsid="00283bdb" officeooo:paragraph-rsid="00283bdb" style:font-size-asian="11pt" style:font-size-complex="11pt"/>
    </style:style>
    <style:style style:name="P29" style:family="paragraph" style:parent-style-name="HTML_20_Preformatted">
      <style:text-properties style:font-name="Calibri light" fo:font-size="11pt" officeooo:rsid="0028f5d3" officeooo:paragraph-rsid="0028f5d3" style:font-size-asian="11pt" style:font-size-complex="11pt"/>
    </style:style>
    <style:style style:name="P30" style:family="paragraph" style:parent-style-name="HTML_20_Preformatted">
      <style:text-properties officeooo:rsid="001db0f8" officeooo:paragraph-rsid="001db0f8"/>
    </style:style>
    <style:style style:name="P31" style:family="paragraph" style:parent-style-name="HTML_20_Preformatted">
      <style:text-properties style:font-name="Courier New1" fo:font-size="11pt" officeooo:rsid="001db0f8" officeooo:paragraph-rsid="001db0f8" style:font-size-asian="11pt" style:font-size-complex="11pt"/>
    </style:style>
    <style:style style:name="P32" style:family="paragraph" style:parent-style-name="HTML_20_Preformatted">
      <style:text-properties officeooo:paragraph-rsid="001f495f"/>
    </style:style>
    <style:style style:name="P33" style:family="paragraph" style:parent-style-name="HTML_20_Preformatted">
      <style:text-properties officeooo:rsid="0021f481" officeooo:paragraph-rsid="0021f481"/>
    </style:style>
    <style:style style:name="P34" style:family="paragraph" style:parent-style-name="HTML_20_Preformatted">
      <style:text-properties officeooo:rsid="00283bdb" officeooo:paragraph-rsid="00283bdb"/>
    </style:style>
    <style:style style:name="P35" style:family="paragraph" style:parent-style-name="HTML_20_Preformatted">
      <style:text-properties officeooo:rsid="0028f5d3" officeooo:paragraph-rsid="0028f5d3"/>
    </style:style>
    <style:style style:name="P36" style:family="paragraph" style:parent-style-name="HTML_20_Preformatted">
      <style:paragraph-properties fo:margin-left="9.684cm" fo:margin-right="0cm" fo:text-indent="-9.684cm" style:auto-text-indent="false"/>
    </style:style>
    <style:style style:name="P37" style:family="paragraph" style:parent-style-name="HTML_20_Preformatted">
      <style:paragraph-properties fo:margin-left="9.684cm" fo:margin-right="0cm" fo:text-indent="-9.684cm" style:auto-text-indent="false"/>
      <style:text-properties fo:language="en" fo:country="US"/>
    </style:style>
    <style:style style:name="P38" style:family="paragraph" style:parent-style-name="HTML_20_Preformatted">
      <style:paragraph-properties fo:margin-left="11.24cm" fo:margin-right="0cm" fo:text-indent="-9.684cm" style:auto-text-indent="false"/>
    </style:style>
    <style:style style:name="P39" style:family="paragraph" style:parent-style-name="HTML_20_Preformatted">
      <style:paragraph-properties fo:margin-left="9.991cm" fo:margin-right="0cm" fo:text-indent="-9.684cm" style:auto-text-indent="false"/>
    </style:style>
    <style:style style:name="P40" style:family="paragraph" style:parent-style-name="HTML_20_Preformatted">
      <style:paragraph-properties fo:margin-left="9.694cm" fo:margin-right="0cm" fo:text-indent="0cm" style:auto-text-indent="false"/>
    </style:style>
    <style:style style:name="P41" style:family="paragraph" style:parent-style-name="HTML_20_Preformatted">
      <style:paragraph-properties fo:margin-left="8.079cm" fo:margin-right="0cm" fo:text-indent="0cm" style:auto-text-indent="false"/>
    </style:style>
    <style:style style:name="P42" style:family="paragraph" style:parent-style-name="HTML_20_Preformatted">
      <style:paragraph-properties fo:margin-left="7.493cm" fo:margin-right="0cm" fo:text-indent="-7.493cm" style:auto-text-indent="false"/>
    </style:style>
    <style:style style:name="P43" style:family="paragraph" style:parent-style-name="HTML_20_Preformatted">
      <style:paragraph-properties fo:margin-left="6.463cm" fo:margin-right="0cm" fo:text-indent="-6.463cm" style:auto-text-indent="false"/>
    </style:style>
    <style:style style:name="P44" style:family="paragraph" style:parent-style-name="HTML_20_Preformatted">
      <style:paragraph-properties fo:margin-left="0cm" fo:margin-right="0cm" fo:text-indent="0cm" style:auto-text-indent="false"/>
      <style:text-properties fo:language="en" fo:country="US"/>
    </style:style>
    <style:style style:name="T1" style:family="text">
      <style:text-properties style:font-name="Exo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officeooo:rsid="001b59db" style:font-size-asian="28pt" style:font-size-complex="2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bd069" style:font-size-asian="16pt" style:font-size-complex="16pt"/>
    </style:style>
    <style:style style:name="T7" style:family="text">
      <style:text-properties fo:font-size="16pt" officeooo:rsid="0026c4ab" style:font-size-asian="16pt" style:font-size-complex="16pt"/>
    </style:style>
    <style:style style:name="T8" style:family="text">
      <style:text-properties style:font-name="Courier New" fo:font-size="10pt" fo:language="en" fo:country="US" style:font-name-asian="Times New Roman" style:font-size-asian="10pt" style:language-asian="fr" style:country-asian="FR" style:font-name-complex="Courier New2" style:font-size-complex="10pt"/>
    </style:style>
    <style:style style:name="T9" style:family="text">
      <style:text-properties style:font-name="Courier New" fo:font-size="10pt" fo:language="en" fo:country="US" style:font-size-asian="10pt" style:font-name-complex="Courier New2" style:font-size-complex="10pt"/>
    </style:style>
    <style:style style:name="T10" style:family="text">
      <style:text-properties style:font-name="Courier New" fo:font-size="10pt" style:font-size-asian="10pt" style:font-name-complex="Courier New2" style:font-size-complex="10pt"/>
    </style:style>
    <style:style style:name="T11" style:family="text">
      <style:text-properties style:font-name-asian="Times New Roman" style:language-asian="fr" style:country-asian="FR" style:font-name-complex="Courier New2"/>
    </style:style>
    <style:style style:name="T12" style:family="text">
      <style:text-properties style:font-name="Calibri Light" fo:font-size="11pt" style:font-size-asian="11pt" style:font-size-complex="11pt"/>
    </style:style>
    <style:style style:name="T13" style:family="text">
      <style:text-properties style:font-name="Calibri Light" fo:font-size="11pt" officeooo:rsid="0020e120" style:font-size-asian="11pt" style:font-size-complex="11pt"/>
    </style:style>
    <style:style style:name="T14" style:family="text">
      <style:text-properties style:font-name="Calibri Light" fo:language="en" fo:country="US"/>
    </style:style>
    <style:style style:name="T15" style:family="text">
      <style:text-properties fo:language="en" fo:country="US"/>
    </style:style>
    <style:style style:name="T16" style:family="text">
      <style:text-properties officeooo:rsid="001b02b2"/>
    </style:style>
    <style:style style:name="T17" style:family="text">
      <style:text-properties style:font-name="Calibri light"/>
    </style:style>
    <style:style style:name="T18" style:family="text">
      <style:text-properties style:font-name="Calibri light" fo:font-size="11pt" style:font-size-asian="11pt" style:font-size-complex="11pt"/>
    </style:style>
    <style:style style:name="T19" style:family="text">
      <style:text-properties officeooo:rsid="001f495f"/>
    </style:style>
    <style:style style:name="T20" style:family="text">
      <style:text-properties officeooo:rsid="0021fe08"/>
    </style:style>
  </office:automatic-styles>
  <office:body>
    <office:text text:use-soft-page-breaks="true">
      <text:tracked-changes text:track-changes="false">
        <text:changed-region xml:id="ct36121344" text:id="ct36121344">
          <text:insertion>
            <office:change-info>
              <dc:creator>Steven</dc:creator>
              <dc:date>2015-12-13T17:27:00</dc:date>
            </office:change-info>
          </text:insertion>
        </text:changed-region>
        <text:changed-region xml:id="ct35856032" text:id="ct35856032">
          <text:insertion>
            <office:change-info>
              <dc:creator>Unknown</dc:creator>
              <dc:date>0000-00-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4"><text:span text:style-name="T1"><text:tab/></text:span></text:p>
      <text:p text:style-name="P1"/>
      <text:p text:style-name="P1"/>
      <text:p text:style-name="P1"/>
      <text:p text:style-name="Title"><text:span text:style-name="T2">Rapport de Projet LMC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3">But du projet</text:span></text:h>
      <text:p text:style-name="P2"/>
      <text:p text:style-name="Standard">Le but de ce projet est d’implanter en PROLOG une variante de l’algorithme d’unification de Martelli-Montanari vu en cour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<text:span text:style-name="T3">Description du code</text:span></text:h>
      <text:p text:style-name="Subtitle"><text:span text:style-name="Intense_20_Emphasis"/></text:p>
      <text:p text:style-name="P18"><text:span text:style-name="T5">Pr</text:span><text:span text:style-name="T6">é</text:span><text:span text:style-name="T5">dicats d’affichage fournis</text:span></text:p>
      <text:p text:style-name="P8"><text:span text:style-name="T8">set_echo :- <text:tab/>assert(echo_on). </text:span></text:p>
      <text:p text:style-name="P11"/>
      <text:p text:style-name="P8"><text:span text:style-name="T11">Ce prédicat active l’affichage par le prédicat echo</text:span></text:p>
      <text:p text:style-name="P14"/>
      <text:p text:style-name="P8"><text:span text:style-name="T8">clr_echo :- <text:tab/>retractall(echo_on). </text:span></text:p>
      <text:p text:style-name="P11"/>
      <text:p text:style-name="HTML_20_Preformatted"><text:span text:style-name="T12">Ce prédicat inhibe l'affichage par le prédicat echo.</text:span></text:p>
      <text:p text:style-name="Standard"/>
      <text:p text:style-name="HTML_20_Preformatted">echo(T)</text:p>
      <text:p text:style-name="HTML_20_Preformatted"/>
      <text:p text:style-name="HTML_20_Preformatted"><text:span text:style-name="T12">Si le flag echo_on est positionné, echo(T) affiche le terme T sinon, echo(T) réussit simplement en ne faisant rien.</text:span></text:p>
      <text:p text:style-name="P7"/>
      <text:p text:style-name="HTML_20_Preformatted">echo(T) :- <text:tab/>echo_on, </text:p>
      <text:p text:style-name="HTML_20_Preformatted"><text:tab/><text:tab/>!, </text:p>
      <text:p text:style-name="HTML_20_Preformatted"><text:tab/><text:tab/>write(T).</text:p>
      <text:p text:style-name="HTML_20_Preformatted"><text:s/><text:tab/><text:tab/>echo(_).</text:p>
      <text:p text:style-name="P12"/>
      <text:p text:style-name="HTML_20_Preformatted">print(Term) :-<text:tab/>current_prolog_flag(print_write_options, Options),</text:p>
      <text:p text:style-name="HTML_20_Preformatted"><text:tab/><text:tab/>!,</text:p>
      <text:p text:style-name="HTML_20_Preformatted"><text:s/><text:tab/><text:tab/>write_term(Term, Options).</text:p>
      <text:p text:style-name="HTML_20_Preformatted"/>
      <text:p text:style-name="HTML_20_Preformatted"><text:span text:style-name="T12">Permet d’afficher un terme.</text:span>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<text:span text:style-name="T5">Les prédicats </text:span><text:span text:style-name="T7">et les choix d'implementation</text:span></text:p>
      <text:p text:style-name="P7"><text:span text:style-name="T10">occur_check(V,T) :-<text:tab/>V==T -&gt; !;</text:span></text:p>
      <text:p text:style-name="P9"><text:span text:style-name="T10"><text:tab/><text:tab/><text:tab/><text:tab/>compound(T),</text:span></text:p>
      <text:p text:style-name="P9"><text:span text:style-name="T10"><text:tab/><text:tab/><text:tab/><text:tab/>functor(T,N,A),</text:span></text:p>
      <text:p text:style-name="P9"><text:span text:style-name="T10"><text:tab/><text:tab/><text:tab/><text:tab/>ocheck(V,T,A), !.</text:span></text:p>
      <text:p text:style-name="P9"/>
      <text:p text:style-name="P9">Teste si V est égal à T, s’il l’est, s’arrête là.</text:p>
      <text:p text:style-name="P9">Teste si T est un terme composé. Si c’est le cas, appelle ocheck(V,T,A).</text:p>
      <text:p text:style-name="P9"/>
      <text:p text:style-name="P9"><text:span text:style-name="T10">ocheck(V,T,A) :-<text:tab/><text:tab/>A==1 -&gt;arg(1,T,X),</text:span></text:p>
      <text:p text:style-name="P9"><text:span text:style-name="T10"><text:tab/><text:tab/><text:tab/><text:tab/></text:span><text:span text:style-name="T9">occur_check(V,X) ;</text:span></text:p>
      <text:p text:style-name="P9"><text:span text:style-name="T9"><text:tab/><text:tab/><text:tab/><text:tab/>arg(A,T,X) ;</text:span></text:p>
      <text:p text:style-name="P9"><text:span text:style-name="T9"><text:tab/><text:tab/><text:tab/><text:tab/>occur_check(V,X) ;</text:span></text:p>
      <text:p text:style-name="P9"><text:span text:style-name="T9"><text:tab/><text:tab/><text:tab/><text:tab/>A2 is (A-1),</text:span></text:p>
      <text:p text:style-name="P9"><text:span text:style-name="T9"><text:tab/><text:tab/><text:tab/><text:tab/></text:span><text:span text:style-name="T10">ocheck(V,T,A2), !.</text:span></text:p>
      <text:p text:style-name="P9"/>
      <text:p text:style-name="P9">On vérifie que A est égal à 1, (donc un seul argument), si c’est le cas, on appelle une seule fois occur_check sur V et X. </text:p>
      <text:p text:style-name="P9"><text:span text:style-name="T20">Sinon, a</text:span>pplique de manière récursive occur_check sur V et sur tous les arguments de T.</text:p>
      <text:p text:style-name="P9"/>
      <text:p text:style-name="P9"><text:span text:style-name="T10">regle(E,R)</text:span></text:p>
      <text:p text:style-name="P9"/>
      <text:p text:style-name="P9">Détermine la règle de transformation R qui peut s’appliquer à l’équation E</text:p>
      <text:p text:style-name="P9"/>
      <text:p text:style-name="HTML_20_Preformatted">regle((_ ?= T),rename) :- var(T),!.</text:p>
      <text:p text:style-name="P9"/>
      <text:p text:style-name="P9">Vérifie si T est une variable afin de pouvoir appliquer la règle rename si c’est le cas</text:p>
      <text:p text:style-name="P9"/>
      <text:p text:style-name="HTML_20_Preformatted"><text:span text:style-name="T15">regle((X ?= T), clash) :- <text:tab/>compound(X),</text:span></text:p>
      <text:p text:style-name="HTML_20_Preformatted"><text:span text:style-name="T15"><text:tab/><text:tab/><text:tab/><text:tab/>compound(T),</text:span></text:p>
      <text:p text:style-name="HTML_20_Preformatted"><text:span text:style-name="T15"><text:tab/><text:tab/><text:tab/><text:tab/>functor(X,_,N1), </text:span></text:p>
      <text:p text:style-name="HTML_20_Preformatted"><text:span text:style-name="T15"><text:tab/><text:tab/><text:tab/><text:tab/>functor(T,_,N2), </text:span></text:p>
      <text:p text:style-name="HTML_20_Preformatted"><text:span text:style-name="T15"><text:tab/><text:tab/><text:tab/><text:tab/>N1 \== N2,!;</text:span></text:p>
      <text:p text:style-name="HTML_20_Preformatted"><text:span text:style-name="T15"><text:s text:c="8"/><text:tab/><text:tab/><text:tab/>compound(X),</text:span></text:p>
      <text:p text:style-name="HTML_20_Preformatted"><text:span text:style-name="T15"><text:tab/><text:tab/><text:tab/><text:tab/>compound(T), </text:span></text:p>
      <text:p text:style-name="HTML_20_Preformatted"><text:span text:style-name="T15"><text:tab/><text:tab/><text:tab/><text:tab/>functor(X,A1,_), </text:span></text:p>
      <text:p text:style-name="HTML_20_Preformatted"><text:span text:style-name="T15"><text:tab/><text:tab/><text:tab/><text:tab/>functor(T,A2,_), </text:span></text:p>
      <text:p text:style-name="HTML_20_Preformatted"><text:span text:style-name="T15"><text:tab/><text:tab/><text:tab/><text:tab/>A1 \== A2,!.</text:span></text:p>
      <text:p text:style-name="P21"><text:span text:style-name="T14"><text:tab/><text:tab/><text:tab/><text:tab/></text:span></text:p>
      <text:p text:style-name="HTML_20_Preformatted"><text:span text:style-name="T12">Vérifie que X et T ne sont pas des termes composés et qu’ils ont le même nombre d’arguments (</text:span>N1 \== N2,!;)S<text:span text:style-name="T12">i c’est le cas, applique la règle clash</text:span></text:p>
      <text:p text:style-name="HTML_20_Preformatted"><text:span text:style-name="T12">Ou vérifie que X et T ne sont pas des termes composés et n’ont pas le même nom(</text:span>A1 \== A2,!.) S<text:span text:style-name="T12">i c’est le cas, applique la règle clash. </text:span></text:p>
      <text:p text:style-name="P22"/>
      <text:p text:style-name="HTML_20_Preformatted">regle((_ ?= T),simplify) :- <text:tab/>atomic(T),!.<text:change-start text:change-id="ct36121344"/></text:p>
      <text:p text:style-name="HTML_20_Preformatted"><text:change-end text:change-id="ct36121344"/></text:p>
      <text:p text:style-name="HTML_20_Preformatted"><text:span text:style-name="T12">Vérifie que T est une constante. Si c’est le cas, applique la règle simplify.</text:span></text:p>
      <text:p text:style-name="P22"/>
      <text:p text:style-name="HTML_20_Preformatted">regle((X ?= T), check) :- <text:tab/>X \== T, </text:p>
      <text:p text:style-name="HTML_20_Preformatted"><text:tab/><text:tab/><text:tab/><text:tab/>occur_check(X,T),!.</text:p>
      <text:p text:style-name="P22"/>
      <text:p text:style-name="HTML_20_Preformatted"><text:span text:style-name="T12">Vérifie que X est différent de T et que X apparait dans T. Si c’est le cas, applique la règle check.</text:span></text:p>
      <text:p text:style-name="P22"><text:soft-page-break/></text:p>
      <text:p text:style-name="HTML_20_Preformatted">regle((_ ?= T),rename) :- <text:tab/>var(T),</text:p>
      <text:p text:style-name="HTML_20_Preformatted"><text:tab/><text:tab/><text:tab/><text:tab/>!.</text:p>
      <text:p text:style-name="HTML_20_Preformatted"/>
      <text:p text:style-name="HTML_20_Preformatted"><text:span text:style-name="T12">Vérifie que T est une variable. Si c’est le cas, applique la règle rename.</text:span></text:p>
      <text:p text:style-name="P22"/>
      <text:p text:style-name="P32">regle((X ?= T), expand) :-<text:change-start text:change-id="ct35856032"/> <text:change-end text:change-id="ct35856032"/><text:tab/><text:span text:style-name="T19">var(X),</text:span></text:p>
      <text:p text:style-name="P32"><text:tab/><text:tab/><text:tab/><text:tab/>compound(T), </text:p>
      <text:p text:style-name="HTML_20_Preformatted"><text:tab/><text:tab/><text:tab/><text:tab/>not(occur_check(X,T)),</text:p>
      <text:p text:style-name="HTML_20_Preformatted"><text:tab/><text:tab/><text:tab/><text:tab/>!.</text:p>
      <text:p text:style-name="HTML_20_Preformatted"/>
      <text:p text:style-name="HTML_20_Preformatted"><text:span text:style-name="T12">Vérifie que </text:span><text:span text:style-name="T13">X est une variable </text:span><text:span text:style-name="T12">T est un terme et aussi que X n’apparait pas dans T. Si toutes ces conditions sont réunies, la règle expand est appliquée.</text:span></text:p>
      <text:p text:style-name="HTML_20_Preformatted"/>
      <text:p text:style-name="HTML_20_Preformatted"/>
      <text:p text:style-name="HTML_20_Preformatted"><text:span text:style-name="T15">regle((X ?= T), decompose) :-<text:tab/>compound(X),</text:span></text:p>
      <text:p text:style-name="HTML_20_Preformatted"><text:span text:style-name="T15"><text:tab/><text:tab/><text:tab/><text:tab/>compound(T), </text:span></text:p>
      <text:p text:style-name="HTML_20_Preformatted"><text:span text:style-name="T15"><text:tab/><text:tab/><text:tab/><text:tab/>functor(X,A,N),</text:span></text:p>
      <text:p text:style-name="HTML_20_Preformatted"><text:span text:style-name="T15"><text:tab/><text:tab/><text:tab/><text:tab/>functor(T,A,N),</text:span></text:p>
      <text:p text:style-name="HTML_20_Preformatted"><text:span text:style-name="T15"><text:tab/><text:tab/><text:tab/><text:tab/>!.</text:span></text:p>
      <text:p text:style-name="HTML_20_Preformatted"/>
      <text:p text:style-name="HTML_20_Preformatted"><text:span text:style-name="T12">Vérifie que X et T sont des termes composés et qu’ils ont le même nom et le même nombre d’arguments. Si ces conditions sont réunies, la règle decompose est appliquée.</text:span></text:p>
      <text:p text:style-name="HTML_20_Preformatted"/>
      <text:p text:style-name="HTML_20_Preformatted"/>
      <text:p text:style-name="HTML_20_Preformatted">regle((T ?= _), orient) :- <text:tab/>nonvar(T),</text:p>
      <text:p text:style-name="HTML_20_Preformatted"><text:tab/><text:tab/><text:tab/><text:tab/>!.</text:p>
      <text:p text:style-name="HTML_20_Preformatted"/>
      <text:p text:style-name="HTML_20_Preformatted"><text:span text:style-name="T12">Vérifie que T n’est pas une variable et que X est une variable. Si c’est le cas, applique la règle orient.</text:span></text:p>
      <text:p text:style-name="P22"/>
      <text:p text:style-name="HTML_20_Preformatted"/>
      <text:p text:style-name="P36"><text:span text:style-name="T15">reduit(rename,(X ?= T), P;S, A;[X = T|B]) :- <text:tab/>echo(system <text:s/>: [X ?= </text:span>T|P]), nl,</text:p>
      <text:p text:style-name="P36"><text:tab/><text:tab/><text:tab/><text:tab/><text:tab/><text:tab/>echo(rename : X ?= T),</text:p>
      <text:p text:style-name="P36"><text:tab/><text:tab/><text:tab/><text:tab/><text:tab/><text:tab/>nl,</text:p>
      <text:p text:style-name="P36"><text:tab/><text:tab/><text:tab/><text:tab/><text:tab/><text:tab/>substitution(X,T,P,A), substitution(X,T,S,B).</text:p>
      <text:p text:style-name="P36"/>
      <text:p text:style-name="HTML_20_Preformatted"><text:span text:style-name="T15">reduit(simplify,(X ?= T), P;S, A;[X = T|B]) :- echo(system <text:s/>: [X ?= T|P]), <text:s text:c="40"/><text:tab/><text:tab/><text:tab/><text:tab/><text:tab/><text:tab/> nl,</text:span></text:p>
      <text:p text:style-name="P38"><text:span text:style-name="T15"><text:s/><text:tab/><text:tab/><text:tab/><text:tab/> <text:s text:c="6"/><text:tab/> echo(simplify : X ?= T), </text:span></text:p>
      <text:p text:style-name="P38"><text:span text:style-name="T15"><text:tab/><text:tab/><text:tab/><text:tab/> <text:s text:c="12"/><text:tab/> nl,</text:span></text:p>
      <text:p text:style-name="P39"><text:span text:style-name="T15"><text:tab/><text:tab/><text:tab/><text:tab/></text:span> <text:s text:c="13"/><text:tab/> substitution(X,T,P,A),</text:p>
      <text:p text:style-name="P39"><text:tab/> <text:s text:c="36"/><text:tab/> substitution(X,T,S,B).</text:p>
      <text:p text:style-name="P36"/>
      <text:p text:style-name="P36"><text:span text:style-name="T15">reduit(check,_,_,_) :- <text:tab/><text:tab/><text:tab/>echo(system : [X ?= T|P]), nl,</text:span></text:p>
      <text:p text:style-name="P36"><text:span text:style-name="T15"><text:tab/><text:tab/><text:tab/><text:tab/><text:tab/><text:tab/>echo(check : X ?= T),</text:span></text:p>
      <text:p text:style-name="P36"><text:span text:style-name="T15"><text:tab/><text:tab/><text:tab/><text:tab/><text:tab/><text:tab/>nl, </text:span></text:p>
      <text:p text:style-name="P36"><text:span text:style-name="T15"><text:tab/><text:tab/><text:tab/><text:tab/><text:tab/><text:tab/>fail.</text:span></text:p>
      <text:p text:style-name="P37"/>
      <text:p text:style-name="P37"/>
      <text:p text:style-name="P44"/>
      <text:p text:style-name="P44"/>
      <text:p text:style-name="P44"/>
      <text:p text:style-name="P44"/>
      <text:p text:style-name="P44"/>
      <text:p text:style-name="P36"><text:soft-page-break/><text:span text:style-name="T15">reduit(expand,(X ?= T), P;S, A;[X = T|B]) :- <text:tab/>echo(system <text:s/>: [X ?= T|P]), nl,</text:span></text:p>
      <text:p text:style-name="P36"><text:span text:style-name="T15"><text:tab/><text:tab/><text:tab/><text:tab/><text:tab/><text:tab/>echo(expand : X ?= </text:span>T), </text:p>
      <text:p text:style-name="P36"><text:tab/><text:tab/><text:tab/><text:tab/><text:tab/><text:tab/>nl,</text:p>
      <text:p text:style-name="P36"><text:tab/><text:tab/><text:tab/><text:tab/><text:tab/><text:tab/>substitution(X,T,P,A), substitution(X,T,S,B).</text:p>
      <text:p text:style-name="P36"/>
      <text:p text:style-name="P36">reduit(orient,(X ?= <text:span text:style-name="T15">T), P;S, [T ?= X|P];S) :-<text:tab/>echo(system <text:s/>: [X ?= T|P]), nl,</text:span></text:p>
      <text:p text:style-name="P36"><text:span text:style-name="T15"><text:tab/><text:tab/><text:tab/><text:tab/><text:tab/><text:tab/>echo(orient : X ?= T), </text:span></text:p>
      <text:p text:style-name="P36"><text:span text:style-name="T15"><text:tab/><text:tab/><text:tab/><text:tab/><text:tab/><text:tab/>nl.</text:span></text:p>
      <text:p text:style-name="P37"/>
      <text:p text:style-name="P36"><text:span text:style-name="T15">reduit(decompose,(X ?= T), P;S, Q;S) :- <text:tab/>echo(system <text:s/>: [X ?= T|P]), nl,</text:span></text:p>
      <text:p text:style-name="P36"><text:span text:style-name="T15"><text:tab/><text:tab/><text:tab/><text:tab/><text:tab/><text:tab/><text:tab/>echo(decompose : X ?= T</text:span>), </text:p>
      <text:p text:style-name="P36"><text:tab/><text:tab/><text:tab/><text:tab/><text:tab/><text:tab/><text:tab/>nl,</text:p>
      <text:p text:style-name="P36"><text:tab/><text:tab/><text:tab/><text:tab/><text:tab/><text:tab/>decomposer(X,T,L), concat(L,P,Q).</text:p>
      <text:p text:style-name="P36"/>
      <text:p text:style-name="P36"><text:span text:style-name="T15">reduit(clash,_,_,_) :- <text:tab/><text:tab/><text:tab/>echo(system : [X ?= T|P]), nl,</text:span></text:p>
      <text:p text:style-name="P36"><text:span text:style-name="T15"><text:tab/><text:tab/><text:tab/><text:tab/><text:tab/><text:tab/>echo(clash : X ?= </text:span>T), </text:p>
      <text:p text:style-name="P36"><text:tab/><text:tab/><text:tab/><text:tab/><text:tab/><text:tab/>nl, </text:p>
      <text:p text:style-name="P36"><text:tab/><text:tab/><text:tab/><text:tab/><text:tab/><text:tab/>fail.</text:p>
      <text:p text:style-name="P36"/>
      <text:p text:style-name="HTML_20_Preformatted"><text:span text:style-name="T12">reduit(R,E,P,Q) : Transforme le système d'équations P en le système d'équations Q par application de la règle de transformation R à l'équation E.</text:span></text:p>
      <text:p text:style-name="HTML_20_Preformatted"/>
      <text:p text:style-name="HTML_20_Preformatted">substitution(_,_,[],[]).</text:p>
      <text:p text:style-name="HTML_20_Preformatted"/>
      <text:p text:style-name="HTML_20_Preformatted">substitution(X,T,[A ?= B|P],[A2 ?= B2|P2]) :-<text:tab/>substitution_terme(X,T,A,A2),</text:p>
      <text:p text:style-name="P40">substitution_terme(X,T,B,B2), <text:s text:c="154"/>substitution(X,T,P,P2).</text:p>
      <text:p text:style-name="P41"/>
      <text:p text:style-name="P42">substitution(X,T, [ A = B |P], [A2 = B2 | P2]) :- substitution_terme(X,T,A,A2), substitution_terme(X,T,B,B2), </text:p>
      <text:p text:style-name="P42"><text:tab/><text:tab/><text:tab/><text:tab/><text:tab/>substitution(X,T,P,P2).</text:p>
      <text:p text:style-name="P22"/>
      <text:p text:style-name="HTML_20_Preformatted"><text:span text:style-name="T12">Remplace le terme A par T si A est égal à X. Si ce n'est pas le cas, et que A n'est pas composé, rien n'est remplacé. Si A n'est pas égal à X mais que A est tout de même composé, on remplace X par T.</text:span></text:p>
      <text:p text:style-name="HTML_20_Preformatted"/>
      <text:p text:style-name="HTML_20_Preformatted">substitution_terme(X,T,A,T) :-<text:tab/><text:tab/>A==X.</text:p>
      <text:p text:style-name="HTML_20_Preformatted"/>
      <text:p text:style-name="HTML_20_Preformatted">substitution_terme(X,_,A,A) :- <text:tab/>not(compound(A)), </text:p>
      <text:p text:style-name="HTML_20_Preformatted"><text:tab/><text:tab/><text:tab/><text:tab/><text:tab/>A\==X.</text:p>
      <text:p text:style-name="HTML_20_Preformatted"/>
      <text:p text:style-name="HTML_20_Preformatted">substitution_terme(X,T,A,B) :- <text:tab/>A\==X, </text:p>
      <text:p text:style-name="HTML_20_Preformatted"><text:tab/><text:tab/><text:tab/><text:tab/><text:tab/>compound(A), </text:p>
      <text:p text:style-name="HTML_20_Preformatted"><text:tab/><text:tab/><text:tab/><text:tab/><text:tab/>substitutionSousTerme(X,T,A,B).</text:p>
      <text:p text:style-name="HTML_20_Preformatted"/>
      <text:p text:style-name="HTML_20_Preformatted"><text:span text:style-name="T12">Transforme une liste d'équations (3ème argument) en remplaçant X par T, pour retourner le résultat dans une liste modifiée (4ème argument) avec les valeurs remplacées </text:span></text:p>
      <text:p text:style-name="P22"/>
      <text:p text:style-name="P22"/>
      <text:p text:style-name="P22"/>
      <text:p text:style-name="P22"/>
      <text:p text:style-name="P22"><text:soft-page-break/></text:p>
      <text:p text:style-name="P42">substitutionSousTerme(X,T,A,B) :- <text:tab/>functor(A,N,_), </text:p>
      <text:p text:style-name="P42"><text:tab/><text:tab/><text:tab/><text:tab/><text:tab/>creerListe(X,T,A,0,L), </text:p>
      <text:p text:style-name="P43"><text:tab/><text:tab/><text:tab/><text:tab/> <text:s text:c="4"/>B =..[N|L].</text:p>
      <text:p text:style-name="P43"/>
      <text:p text:style-name="HTML_20_Preformatted"><text:span text:style-name="T12">Crée le terme B à partir de A où l'on remplace les X par T.</text:span></text:p>
      <text:p text:style-name="P22"/>
      <text:p text:style-name="HTML_20_Preformatted"><text:span text:style-name="T15">creerListe(_,_,F,N,[]) :- <text:tab/>functor(F,_,A), </text:span></text:p>
      <text:p text:style-name="HTML_20_Preformatted"><text:span text:style-name="T15"><text:tab/><text:tab/><text:tab/><text:tab/></text:span>(N&gt;=A).</text:p>
      <text:p text:style-name="HTML_20_Preformatted"/>
      <text:p text:style-name="HTML_20_Preformatted"><text:span text:style-name="T12">On remplace directement X par T. </text:span></text:p>
      <text:p text:style-name="P22"/>
      <text:p text:style-name="HTML_20_Preformatted"><text:span text:style-name="T15">creerListe(X,T,F,N,[E|L]) :-<text:tab/>N2 is N+1,</text:span></text:p>
      <text:p text:style-name="HTML_20_Preformatted"><text:span text:style-name="T15"><text:tab/><text:tab/><text:tab/><text:tab/>arg(N2,F,E), </text:span></text:p>
      <text:p text:style-name="HTML_20_Preformatted"><text:span text:style-name="T15"><text:tab/><text:tab/><text:tab/><text:tab/>(E\==X),</text:span></text:p>
      <text:p text:style-name="HTML_20_Preformatted"><text:span text:style-name="T15"><text:tab/><text:tab/><text:tab/><text:tab/>not(compound(E)),</text:span></text:p>
      <text:p text:style-name="HTML_20_Preformatted"><text:span text:style-name="T15"><text:tab/><text:tab/><text:tab/><text:tab/></text:span>creerListe(X,T,F,N2,L).</text:p>
      <text:p text:style-name="HTML_20_Preformatted"><text:span text:style-name="T12">Lorsque E n'est pas composé.</text:span></text:p>
      <text:p text:style-name="P22"/>
      <text:p text:style-name="HTML_20_Preformatted"><text:span text:style-name="T15">creerListe(X,T,F,N,[G|L]) :-<text:tab/>N2 is N+1, </text:span></text:p>
      <text:p text:style-name="HTML_20_Preformatted"><text:span text:style-name="T15"><text:tab/><text:tab/><text:tab/><text:tab/></text:span>arg(N2,F,E), </text:p>
      <text:p text:style-name="HTML_20_Preformatted"><text:tab/><text:tab/><text:tab/><text:tab/>(E\==X),</text:p>
      <text:p text:style-name="HTML_20_Preformatted"><text:tab/><text:tab/><text:tab/><text:tab/>compound(E), </text:p>
      <text:p text:style-name="HTML_20_Preformatted"><text:tab/><text:tab/><text:tab/><text:tab/>substitutionSousTerme(X,T,E,G),</text:p>
      <text:p text:style-name="HTML_20_Preformatted"><text:tab/><text:tab/><text:tab/><text:tab/>creerListe(X,T,F,N2,L).</text:p>
      <text:p text:style-name="HTML_20_Preformatted"/>
      <text:p text:style-name="HTML_20_Preformatted"><text:span text:style-name="T12">E est composé, on rappelle substitutionSousTerme sur E pour y substituer les X aux T.</text:span></text:p>
      <text:p text:style-name="P22"/>
      <text:p text:style-name="HTML_20_Preformatted"><text:span text:style-name="T15">creerListe(X,T,F,N,[T|L]) :-<text:tab/>N2 is N+1, </text:span></text:p>
      <text:p text:style-name="HTML_20_Preformatted"><text:span text:style-name="T15"><text:tab/><text:tab/><text:tab/><text:tab/></text:span>arg(N2,F,E), </text:p>
      <text:p text:style-name="HTML_20_Preformatted"><text:tab/><text:tab/><text:tab/><text:tab/>(E==X), </text:p>
      <text:p text:style-name="HTML_20_Preformatted"><text:tab/><text:tab/><text:tab/><text:tab/>creerListe(X,T,F,N2,L).</text:p>
      <text:p text:style-name="HTML_20_Preformatted"/>
      <text:p text:style-name="HTML_20_Preformatted"><text:span text:style-name="T12">On avance dans la liste. </text:span></text:p>
      <text:p text:style-name="P22"/>
      <text:p text:style-name="HTML_20_Preformatted">decomposer(T,X,L) :-<text:tab/>decomposition(T,X,0,L). </text:p>
      <text:p text:style-name="HTML_20_Preformatted">decomposition(T,_,N,[]) :-<text:tab/>functor(T,_,N).</text:p>
      <text:p text:style-name="HTML_20_Preformatted">decomposition(T,X,N,[A ?= B|L]) :-<text:tab/>N2 is N+1, </text:p>
      <text:p text:style-name="HTML_20_Preformatted"><text:tab/><text:tab/><text:tab/><text:tab/><text:tab/>arg(N2,T,A), </text:p>
      <text:p text:style-name="HTML_20_Preformatted"><text:tab/><text:tab/><text:tab/><text:tab/><text:tab/>arg(N2,X,B), </text:p>
      <text:p text:style-name="HTML_20_Preformatted"><text:tab/><text:tab/><text:tab/><text:tab/><text:tab/>decomposition(T,X,N2,L).</text:p>
      <text:p text:style-name="HTML_20_Preformatted"/>
      <text:p text:style-name="HTML_20_Preformatted"><text:span text:style-name="T12">A partir d'une équation de la forme f(X1,...,Xn) ?= f(Y1,...,Yn), on décompose élément par élément l'équation pour renvoyer une liste d'égalités de la forme [X1 ?= Y1, ... , Xn ?= Yn].</text:span></text:p>
      <text:p text:style-name="P22"/>
      <text:p text:style-name="HTML_20_Preformatted">concat([],X,X).</text:p>
      <text:p text:style-name="HTML_20_Preformatted">concat([X|P],Y,[X|Q]) :- concat(P,Y,Q).</text:p>
      <text:p text:style-name="P22"/>
      <text:p text:style-name="HTML_20_Preformatted"><text:span text:style-name="T12">Concaténation de deux listes.</text:span></text:p>
      <text:p text:style-name="P22"/>
      <text:p text:style-name="HTML_20_Preformatted">ident([]).</text:p>
      <text:p text:style-name="HTML_20_Preformatted">ident([ X = X | T]) :-<text:tab/>ident(T).</text:p>
      <text:p text:style-name="HTML_20_Preformatted"/>
      <text:p text:style-name="HTML_20_Preformatted"><text:span text:style-name="T12">Force l'identification =&gt; c'est ce qui permet à la fin d'afficher les valeurs des variables et non le nom que leur a donné le système</text:span></text:p>
      <text:p text:style-name="P22"/>
      <text:p text:style-name="P22"><text:soft-page-break/></text:p>
      <text:p text:style-name="HTML_20_Preformatted">poidRegle(clash,5).</text:p>
      <text:p text:style-name="HTML_20_Preformatted">poidRegle(check,5).</text:p>
      <text:p text:style-name="HTML_20_Preformatted">poidRegle(rename,4).</text:p>
      <text:p text:style-name="HTML_20_Preformatted">poidRegle(simplify,4).</text:p>
      <text:p text:style-name="HTML_20_Preformatted">poidRegle(orient,3).</text:p>
      <text:p text:style-name="HTML_20_Preformatted">poidRegle(decompose,2).</text:p>
      <text:p text:style-name="HTML_20_Preformatted">poidRegle(expand,1).</text:p>
      <text:p text:style-name="HTML_20_Preformatted"><text:span text:style-name="T12">Poids de chaque règle selon l'énoncé</text:span></text:p>
      <text:p text:style-name="HTML_20_Preformatted"><text:span text:style-name="T12"/></text:p>
      <text:p text:style-name="HTML_20_Preformatted">choix_pondere([H|T],Q,F,R) :- <text:tab/>regle(H,RE), </text:p>
      <text:p text:style-name="HTML_20_Preformatted"><text:tab/><text:tab/><text:tab/><text:tab/>poidRegle(RE,W), </text:p>
      <text:p text:style-name="HTML_20_Preformatted"><text:tab/><text:tab/><text:tab/><text:tab/>selectEqu1(T,Q,F,H,W,R,RE).</text:p>
      <text:p text:style-name="HTML_20_Preformatted"/>
      <text:p text:style-name="HTML_20_Preformatted"><text:span text:style-name="T12">A partir d'une liste d'équations, on renvoie l'équation dotée de la règle de plus haut poids</text:span></text:p>
      <text:p text:style-name="HTML_20_Preformatted"><text:span text:style-name="T12">et la liste des équations restantes (non triées) ainsi que la règle associée.</text:span></text:p>
      <text:p text:style-name="HTML_20_Preformatted"/>
      <text:p text:style-name="HTML_20_Preformatted"/>
      <text:p text:style-name="HTML_20_Preformatted"><text:span text:style-name="T12">liste paramètres:</text:span></text:p>
      <text:p text:style-name="HTML_20_Preformatted"><text:span text:style-name="T12">1 : liste d'équations de départ</text:span></text:p>
      <text:p text:style-name="HTML_20_Preformatted"><text:span text:style-name="T12">2 : liste d'équations finales</text:span></text:p>
      <text:p text:style-name="HTML_20_Preformatted"><text:span text:style-name="T12">3 : équation résultat</text:span></text:p>
      <text:p text:style-name="HTML_20_Preformatted"><text:span text:style-name="T12">4 : var de travail pour l'équation</text:span></text:p>
      <text:p text:style-name="HTML_20_Preformatted"><text:span text:style-name="T12">5 : var de travail pour le poids</text:span></text:p>
      <text:p text:style-name="HTML_20_Preformatted"><text:span text:style-name="T12">6 : résultat règle</text:span></text:p>
      <text:p text:style-name="HTML_20_Preformatted"><text:span text:style-name="T12">7 : var de travail regle</text:span></text:p>
      <text:p text:style-name="P22"/>
      <text:p text:style-name="HTML_20_Preformatted"><text:span text:style-name="T15">selectEqu1([],[],E,E,_,R,R) :- !.</text:span></text:p>
      <text:p text:style-name="P23"/>
      <text:p text:style-name="HTML_20_Preformatted"><text:span text:style-name="T12">Si on a déjà trouvé une règle de poids maximal, on arrête le parcours de la liste.</text:span></text:p>
      <text:p text:style-name="P22"/>
      <text:p text:style-name="HTML_20_Preformatted"><text:span text:style-name="T15">selectEqu1(Q,Q,E,E,W,R,R) :- <text:tab/>W &gt;= 5,</text:span></text:p>
      <text:p text:style-name="HTML_20_Preformatted"><text:span text:style-name="T15"><text:tab/><text:tab/><text:tab/><text:tab/>!.</text:span></text:p>
      <text:p text:style-name="P23"/>
      <text:p text:style-name="HTML_20_Preformatted"><text:span text:style-name="T15">selectEqu1([H|T],[H|Q],F,E,M,S,R) :- <text:tab/>regle(H,RE), </text:span></text:p>
      <text:p text:style-name="HTML_20_Preformatted"><text:span text:style-name="T15"><text:tab/><text:tab/><text:tab/><text:tab/><text:tab/>poidRegle(RE,W), </text:span></text:p>
      <text:p text:style-name="HTML_20_Preformatted"><text:span text:style-name="T15"><text:tab/><text:tab/><text:tab/><text:tab/><text:tab/>(W =&lt; M), </text:span></text:p>
      <text:p text:style-name="HTML_20_Preformatted"><text:span text:style-name="T15"><text:tab/><text:tab/><text:tab/><text:tab/><text:tab/>selectEqu1(T,Q,F,E,M,S,R).</text:span></text:p>
      <text:p text:style-name="P23"/>
      <text:p text:style-name="HTML_20_Preformatted"><text:span text:style-name="T15">selectEqu1([H|T],[E|Q],F,E,M,S,_) :-<text:tab/>regle(H,RE), </text:span></text:p>
      <text:p text:style-name="HTML_20_Preformatted"><text:span text:style-name="T15"><text:tab/><text:tab/><text:tab/><text:tab/><text:tab/>poidRegle(RE,W), </text:span></text:p>
      <text:p text:style-name="HTML_20_Preformatted"><text:span text:style-name="T15"><text:tab/><text:tab/><text:tab/><text:tab/><text:tab/>(W &gt; M), <text:s/></text:span></text:p>
      <text:p text:style-name="HTML_20_Preformatted"><text:span text:style-name="T15"><text:tab/><text:tab/><text:tab/><text:tab/><text:tab/></text:span>selectEqu1(T,Q,F,H,W,S,RE).</text:p>
      <text:p text:style-name="P30"/>
      <text:p text:style-name="P31">F<text:span text:style-name="T17">onction servant à choisir la règle que l'on applique.</text:span></text:p>
      <text:p text:style-name="P22"/>
      <text:p text:style-name="HTML_20_Preformatted">choix_premier([E|P],P,E,R) :- regle(E,R).</text:p>
      <text:p text:style-name="HTML_20_Preformatted"/>
      <text:p text:style-name="HTML_20_Preformatted"><text:span text:style-name="T12">Fonction choix_premier : renvoi simplement la règle qui s'applique à la première équation du système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bookmark text:name="_GoBack"/></text:p>
      <text:p text:style-name="HTML_20_Preformatted"><text:soft-page-break/><text:span text:style-name="T15">unifie(P,S) :- set_echo, sousUnifie(P;[],S). </text:span></text:p>
      <text:p text:style-name="P23"/>
      <text:p text:style-name="HTML_20_Preformatted">sousUnifie([];S,_) :- ident(S).</text:p>
      <text:p text:style-name="HTML_20_Preformatted">sousUnifie(P;S,choix_premier) :- choix_premier(P,Z,E,R), reduit(R,E,Z;S,Q), sousUnifie(Q,choix_premier).</text:p>
      <text:p text:style-name="HTML_20_Preformatted">sousUnifie(P;S,choix_pondere) :- choix_pondere(P,Z,E,R), reduit(R,E,Z;S,Q), sousUnifie(Q,choix_pondere).</text:p>
      <text:p text:style-name="HTML_20_Preformatted"/>
      <text:p text:style-name="HTML_20_Preformatted"/>
      <text:p text:style-name="P20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16" text:outline-level="1"><text:span text:style-name="T4">Tests</text:span></text:h>
      <text:p text:style-name="P6"/>
      <text:p text:style-name="P26"><text:span text:style-name="T16">unifie([f(X,Y)?=f(g(Z),h(a)),Z?=f(Y)],choix_pondere).</text:span></text:p>
      <text:p text:style-name="HTML_20_Preformatted"/>
      <text:p text:style-name="P33">system:[f(_G2910,_G2911)?=f(g(_G2913),h(a)),_G2913?=f(_G2911)]</text:p>
      <text:p text:style-name="P33">decompose:f(_G2910,_G2911)?=f(g(_G2913),h(a))</text:p>
      <text:p text:style-name="P33">system:[_G2910?=g(_G2913),_G2911?=h(a),_G2913?=f(_G2911)]</text:p>
      <text:p text:style-name="P33">expand:_G2910?=g(_G2913)</text:p>
      <text:p text:style-name="P33">system:[_G2911?=h(a),_G2913?=f(_G2911)]</text:p>
      <text:p text:style-name="P33">expand:_G2911?=h(a)</text:p>
      <text:p text:style-name="P33">system:[_G2913?=f(h(a))]</text:p>
      <text:p text:style-name="P33">expand:_G2913?=f(h(a))</text:p>
      <text:p text:style-name="P33">X = g(f(h(a))),</text:p>
      <text:p text:style-name="P33">Y = h(a),</text:p>
      <text:p text:style-name="P33">Z = f(h(a)).</text:p>
      <text:p text:style-name="HTML_20_Preformatted"/>
      <text:p text:style-name="P27">unifie([f(X,Y)?=f(g(Z),h(a)),Z?=f(Y)]).</text:p>
      <text:p text:style-name="P24"/>
      <text:p text:style-name="P33">system:[f(_G201,_G202)?=f(g(_G204),h(a)),_G204?=f(_G202)]</text:p>
      <text:p text:style-name="P33">decompose:f(_G201,_G202)?=f(g(_G204),h(a))</text:p>
      <text:p text:style-name="P33">system:[_G201?=g(_G204),_G202?=h(a),_G204?=f(_G202)]</text:p>
      <text:p text:style-name="P33">expand:_G201?=g(_G204)</text:p>
      <text:p text:style-name="P33">system:[_G202?=h(a),_G204?=f(_G202)]</text:p>
      <text:p text:style-name="P33">expand:_G202?=h(a)</text:p>
      <text:p text:style-name="P33">system:[_G3?=f(h(a))]</text:p>
      <text:p text:style-name="P33">expand:_G3?=f(h(a))</text:p>
      <text:p text:style-name="P33">X = g(f(h(a))),</text:p>
      <text:p text:style-name="P33">Y = h(a),</text:p>
      <text:p text:style-name="P33">Z = f(h(a)).</text:p>
      <text:p text:style-name="P25"/>
      <text:p text:style-name="P28">unifie(f(a) ?= X, choix_premier).</text:p>
      <text:p text:style-name="P34"/>
      <text:p text:style-name="P34">false.</text:p>
      <text:p text:style-name="P34"/>
      <text:p text:style-name="P29">unifie(f(X) ?= h(Z), choix_pondere).</text:p>
      <text:p text:style-name="P29"/>
      <text:p text:style-name="P35">false.</text:p>
      <text:p text:style-name="P35"/>
      <text:p text:style-name="P35"><text:span text:style-name="T18">unifie([f(X,g(Y,Z),a) ?= f(g(v,Z),X,Z)],choix_pondere). </text:span></text:p>
      <text:p text:style-name="P35"></text:p>
      <text:p text:style-name="P35">system:[f(_G4211,g(_G4208,_G4209),a)?=f(g(v,_G4209),_G4211,_G4209)]</text:p>
      <text:p text:style-name="P35">decompose:f(_G4211,g(_G4208,_G4209),a)?=f(g(v,_G4209),_G4211,_G4209)</text:p>
      <text:p text:style-name="P35">system:[g(_G4208,_G4209)?=_G4211,_G4211?=g(v,_G4209),a?=_G4209]</text:p>
      <text:p text:style-name="P35">rename:g(_G4208,_G4209)?=_G4211</text:p>
      <text:p text:style-name="P35">system:[a?=_G4209,_G4211?=g(v,_G4209)]</text:p>
      <text:p text:style-name="P35">rename:a?=_G4209</text:p>
      <text:p text:style-name="P35">system:[_G4211?=g(v,_G4209)]</text:p>
      <text:p text:style-name="P35">expand:_G4211?=g(v,_G4209)</text:p>
      <text:p text:style-name="P35">X = g(v, a),</text:p>
      <text:p text:style-name="P35">Y = v,</text:p>
      <text:p text:style-name="P35">Z = a .</text:p>
      <text:p text:style-name="P35"/>
      <text:p text:style-name="P35"/>
      <text:p text:style-name="P35"><text:soft-page-break/></text:p>
      <text:p text:style-name="P35"/>
      <text:p text:style-name="P35"/>
      <text:h text:style-name="P17" text:outline-level="1"><text:span text:style-name="T4">C</text:span><text:span text:style-name="T3">onclusion</text:span></text:h>
      <text:p text:style-name="HTML_20_Preformatted">Nous avons eu quelques difficultés pour réfléchir en programmation logique.</text:p>
      <text:p text:style-name="HTML_20_Preformatted"/>
      <text:p text:style-name="HTML_20_Preformatted">Sur tout le projet, nous avons réussi à faire la question 1.1 et 1.2. Lors de l'élaboration de la question 1.3 nous n'arrivions pas à le faire sans planter tout le programme. Nous avons donc abandonné cette question afin de nous focaliser sur les derniers détails. </text:p>
      <text:p text:style-name="HTML_20_Preformatted"/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 light" svg:font-family="'Calibri light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Exo" svg:font-family="Exo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 Light" fo:font-size="11pt" fo:language="fr" fo:country="FR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0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 Light" fo:font-size="11pt" fo:language="fr" fo:country="FR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353cm" style:contextual-spacing="false" fo:text-align="center" style:justify-single-word="false" style:border-line-width-bottom="0.026cm 0.026cm 0.053cm" fo:padding-left="0cm" fo:padding-right="0cm" fo:padding-top="0cm" fo:padding-bottom="0.035cm" fo:border-left="none" fo:border-right="none" fo:border-top="none" fo:border-bottom="3pt double #dc7d0e"/>
      <style:text-properties fo:text-transform="uppercase" fo:color="#935309" fo:font-size="14pt" fo:letter-spacing="0.035cm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706cm" fo:margin-bottom="0.353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925309"/>
      <style:text-properties fo:text-transform="uppercase" fo:color="#935309" fo:font-size="12pt" fo:letter-spacing="0.026cm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.353cm" style:contextual-spacing="false" fo:text-align="center" style:justify-single-word="false" fo:padding-left="0cm" fo:padding-right="0cm" fo:padding-top="0.035cm" fo:padding-bottom="0.035cm" fo:border-left="none" fo:border-right="none" fo:border-top="0.51pt dotted #925309" fo:border-bottom="0.51pt dotted #925309"/>
      <style:text-properties fo:text-transform="uppercase" fo:color="#925309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.212cm" style:contextual-spacing="false" fo:text-align="center" style:justify-single-word="false" fo:padding-left="0cm" fo:padding-right="0cm" fo:padding-top="0cm" fo:padding-bottom="0.035cm" fo:border-left="none" fo:border-right="none" fo:border-top="none" fo:border-bottom="0.51pt dotted #dc7d0e"/>
      <style:text-properties fo:text-transform="uppercase" fo:color="#925309" fo:letter-spacing="0.018cm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64cm" fo:margin-bottom="0.212cm" style:contextual-spacing="false" fo:text-align="center" style:justify-single-word="false"/>
      <style:text-properties fo:text-transform="uppercase" fo:color="#925309" fo:letter-spacing="0.018cm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.212cm" style:contextual-spacing="false" fo:text-align="center" style:justify-single-word="false"/>
      <style:text-properties fo:text-transform="uppercase" fo:color="#dc7d0e" fo:letter-spacing="0.018cm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.212cm" style:contextual-spacing="false" fo:text-align="center" style:justify-single-word="false"/>
      <style:text-properties fo:text-transform="uppercase" fo:color="#dc7d0e" fo:letter-spacing="0.018cm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.212cm" style:contextual-spacing="false" fo:text-align="center" style:justify-single-word="false"/>
      <style:text-properties fo:text-transform="uppercase" fo:font-size="10pt" fo:letter-spacing="0.018cm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.212cm" style:contextual-spacing="false" fo:text-align="center" style:justify-single-word="false"/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text-properties fo:text-transform="uppercase" fo:font-size="9pt" fo:letter-spacing="0.018cm" style:font-size-asian="9pt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0.882cm" fo:margin-bottom="0.529cm" style:contextual-spacing="false" fo:line-height="100%" fo:text-align="center" style:justify-single-word="false" fo:padding-left="0cm" fo:padding-right="0cm" fo:padding-top="0.035cm" fo:padding-bottom="0.212cm" fo:border-left="none" fo:border-right="none" fo:border-top="0.26pt dotted #935309" fo:border-bottom="0.26pt dotted #935309"/>
      <style:text-properties fo:text-transform="uppercase" fo:color="#935309" fo:font-size="22pt" fo:letter-spacing="0.088cm" style:font-size-asian="22pt" style:font-size-complex="22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988cm" style:contextual-spacing="false" fo:line-height="100%" fo:text-align="center" style:justify-single-word="false"/>
      <style:text-properties fo:text-transform="uppercase" fo:font-size="9pt" fo:letter-spacing="0.035cm" style:font-size-asian="9pt" style:font-size-complex="9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54cm" fo:margin-right="2.54cm" fo:margin-top="0.282cm" fo:margin-bottom="0.353cm" style:contextual-spacing="false" fo:line-height="125%" fo:text-indent="0cm" style:auto-text-indent="false" fo:padding-left="0cm" fo:padding-right="0cm" fo:padding-top="0.353cm" fo:padding-bottom="0.141cm" fo:border-left="none" fo:border-right="none" fo:border-top="0.26pt dotted #935309" fo:border-bottom="0.26pt dotted #935309"/>
      <style:text-properties fo:text-transform="uppercase" fo:color="#925309" fo:font-size="10pt" fo:letter-spacing="0.009cm" style:font-size-asian="10pt" style:font-size-complex="10p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text-transform="uppercase" fo:color="#935309" fo:font-size="14pt" fo:letter-spacing="0.035cm" style:font-size-asian="14pt" style:font-size-complex="14pt"/>
    </style:style>
    <style:style style:name="Heading_20_2_20_Char" style:display-name="Heading 2 Char" style:family="text" style:parent-style-name="Default_20_Paragraph_20_Font">
      <style:text-properties fo:text-transform="uppercase" fo:color="#935309" fo:font-size="12pt" fo:letter-spacing="0.026cm" style:font-size-asian="12pt" style:font-size-complex="12pt"/>
    </style:style>
    <style:style style:name="Heading_20_3_20_Char" style:display-name="Heading 3 Char" style:family="text" style:parent-style-name="Default_20_Paragraph_20_Font">
      <style:text-properties fo:text-transform="uppercase" fo:color="#925309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text-transform="uppercase" fo:color="#925309" fo:letter-spacing="0.018cm"/>
    </style:style>
    <style:style style:name="Heading_20_5_20_Char" style:display-name="Heading 5 Char" style:family="text" style:parent-style-name="Default_20_Paragraph_20_Font">
      <style:text-properties fo:text-transform="uppercase" fo:color="#925309" fo:letter-spacing="0.018cm"/>
    </style:style>
    <style:style style:name="Heading_20_6_20_Char" style:display-name="Heading 6 Char" style:family="text" style:parent-style-name="Default_20_Paragraph_20_Font">
      <style:text-properties fo:text-transform="uppercase" fo:color="#dc7d0e" fo:letter-spacing="0.018cm"/>
    </style:style>
    <style:style style:name="Heading_20_7_20_Char" style:display-name="Heading 7 Char" style:family="text" style:parent-style-name="Default_20_Paragraph_20_Font">
      <style:text-properties fo:text-transform="uppercase" fo:color="#dc7d0e" fo:letter-spacing="0.018cm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text-transform="uppercase" fo:font-size="10pt" fo:letter-spacing="0.018cm" style:font-size-asian="10pt" style:font-size-complex="10pt"/>
    </style:style>
    <style:style style:name="Heading_20_9_20_Char" style:display-name="Heading 9 Char" style:family="text" style:parent-style-name="Default_20_Paragraph_20_Font"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Title_20_Char" style:display-name="Title Char" style:family="text" style:parent-style-name="Default_20_Paragraph_20_Font">
      <style:text-properties fo:text-transform="uppercase" fo:color="#935309" fo:font-size="22pt" fo:letter-spacing="0.088cm" style:font-size-asian="22pt" style:font-size-complex="22pt"/>
    </style:style>
    <style:style style:name="Subtitle_20_Char" style:display-name="Subtitle Char" style:family="text" style:parent-style-name="Default_20_Paragraph_20_Font">
      <style:text-properties fo:text-transform="uppercase" fo:font-size="9pt" fo:letter-spacing="0.035cm" style:font-size-asian="9pt" style:font-size-complex="9pt"/>
    </style:style>
    <style:style style:name="Strong" style:family="text">
      <style:text-properties fo:color="#dc7d0e" fo:letter-spacing="0.009cm" fo:font-weight="bold" style:font-weight-asian="bold" style:font-weight-complex="bold"/>
    </style:style>
    <style:style style:name="Emphasis" style:family="text">
      <style:text-properties fo:text-transform="uppercase" fo:font-size="10pt" fo:letter-spacing="0.009cm" fo:font-style="italic" style:font-size-asian="10pt" style:font-style-asian="italic" style:font-size-complex="10pt" style:font-style-complex="italic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text-transform="uppercase" fo:color="#925309" fo:font-size="10pt" fo:letter-spacing="0.009cm" style:font-size-asian="10pt" style:font-size-complex="10pt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Subtle_20_Reference" style:display-name="Subtle Reference" style:family="text" style:parent-style-name="Default_20_Paragraph_20_Font">
      <style:text-properties fo:color="#925309" style:font-name="Calibri" fo:font-family="Calibri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Intense_20_Reference" style:display-name="Intense Reference" style:family="text">
      <style:text-properties fo:color="#925309" style:font-name="Calibri" fo:font-family="Calibri" style:font-family-generic="roman" style:font-pitch="variable" fo:font-style="italic" fo:font-weight="bold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Book_20_Title" style:display-name="Book Title" style:family="text">
      <style:text-properties fo:text-transform="uppercase" fo:color="#925309" fo:letter-spacing="0.009cm" style:text-underline-style="none"/>
    </style:style>
    <style:style style:name="No_20_Spacing_20_Char" style:display-name="No Spacing Char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2cm" fo:margin-bottom="0.82cm" fo:margin-left="0.82cm" fo:margin-right="0.82cm" fo:border="0.74pt solid #f3a447" fo:padding-top="0.402cm" fo:padding-bottom="1.653cm" fo:padding-left="1.653cm" fo:padding-right="1.65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2cm" fo:margin-bottom="0.82cm" fo:margin-left="0.82cm" fo:margin-right="0.82cm" fo:border="0.74pt solid #f3a447" fo:padding="1.1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Christian Studer – Steven Klinger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</meta:initial-creator>
    <meta:editing-cycles>104</meta:editing-cycles>
    <meta:creation-date>2015-12-13T15:36:00</meta:creation-date>
    <dc:date>2015-12-15T11:07:12.503173984</dc:date>
    <meta:editing-duration>PT1H57M13S</meta:editing-duration>
    <meta:generator>LibreOffice/4.2.8.2$Linux_X86_64 LibreOffice_project/420m0$Build-2</meta:generator>
    <meta:document-statistic meta:table-count="0" meta:image-count="0" meta:object-count="0" meta:page-count="11" meta:paragraph-count="240" meta:word-count="1217" meta:character-count="9811" meta:non-whitespace-character-count="8034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